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D000001AE4A657F8E14A39F03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cm" style:contextual-spacing="false" fo:line-height="100%">
        <style:tab-stops>
          <style:tab-stop style:position="7.594cm"/>
          <style:tab-stop style:position="8.502cm" style:type="center"/>
          <style:tab-stop style:position="16.002cm" style:type="right"/>
        </style:tab-stops>
      </style:paragraph-properties>
      <style:text-properties style:font-name="Calibri" fo:font-size="10pt" style:font-size-asian="10pt" style:font-size-complex="10pt"/>
    </style:style>
    <style:style style:name="P2" style:family="paragraph" style:parent-style-name="Footer">
      <style:paragraph-properties fo:margin-top="0cm" fo:margin-bottom="0cm" style:contextual-spacing="false" fo:line-height="100%">
        <style:tab-stops>
          <style:tab-stop style:position="7.251cm"/>
          <style:tab-stop style:position="8.502cm" style:type="center"/>
          <style:tab-stop style:position="16.002cm" style:type="right"/>
        </style:tab-stops>
      </style:paragraph-properties>
      <style:text-properties style:font-name="Calibri" fo:font-size="10pt" style:font-size-asian="10pt" style:font-size-complex="10pt"/>
    </style:style>
    <style:style style:name="P3" style:family="paragraph" style:parent-style-name="Footer">
      <style:paragraph-properties fo:margin-top="0cm" fo:margin-bottom="0cm" style:contextual-spacing="false" fo:line-height="100%" fo:text-align="end" style:justify-single-word="false">
        <style:tab-stops>
          <style:tab-stop style:position="17.002cm" style:type="right"/>
        </style:tab-stops>
      </style:paragraph-properties>
      <style:text-properties style:font-name="Calibri"/>
    </style:style>
    <style:style style:name="P4" style:family="paragraph" style:parent-style-name="Footer">
      <style:paragraph-properties fo:margin-top="0cm" fo:margin-bottom="0cm" style:contextual-spacing="false" fo:line-height="100%" fo:text-align="end" style:justify-single-word="false">
        <style:tab-stops>
          <style:tab-stop style:position="17.002cm" style:type="right"/>
        </style:tab-stops>
      </style:paragraph-properties>
    </style:style>
    <style:style style:name="P5" style:family="paragraph" style:parent-style-name="Standard">
      <style:paragraph-properties fo:margin-left="0cm" fo:margin-right="0.199cm" fo:margin-top="0cm" fo:margin-bottom="0cm" style:contextual-spacing="false" fo:text-indent="0cm" style:auto-text-indent="false"/>
      <style:text-properties style:font-name="Arial" style:font-name-complex="Arial2"/>
    </style:style>
    <style:style style:name="P6" style:family="paragraph" style:parent-style-name="Standard">
      <style:paragraph-properties fo:margin-left="0cm" fo:margin-right="0.199cm" fo:margin-top="0cm" fo:margin-bottom="0cm" style:contextual-spacing="false" fo:text-indent="0cm" style:auto-text-indent="false"/>
      <style:text-properties style:font-name="Arial" fo:font-weight="bold" style:font-weight-asian="bold" style:font-name-complex="Arial2"/>
    </style:style>
    <style:style style:name="P7" style:family="paragraph" style:parent-style-name="Standard">
      <style:paragraph-properties fo:margin-left="0cm" fo:margin-right="0.199cm" fo:margin-top="0cm" fo:margin-bottom="0cm" style:contextual-spacing="false" fo:text-indent="0cm" style:auto-text-indent="false"/>
    </style:style>
    <style:style style:name="P8" style:family="paragraph" style:parent-style-name="List_20_Paragraph">
      <style:paragraph-properties fo:margin-left="1.27cm" fo:margin-right="0.199cm" fo:margin-top="0cm" fo:margin-bottom="0cm" style:contextual-spacing="true" fo:text-indent="0cm" style:auto-text-indent="false"/>
    </style:style>
    <style:style style:name="P9" style:family="paragraph" style:parent-style-name="Footer">
      <style:paragraph-properties fo:margin-top="0cm" fo:margin-bottom="0cm" style:contextual-spacing="false" fo:line-height="100%">
        <style:tab-stops>
          <style:tab-stop style:position="7.594cm"/>
          <style:tab-stop style:position="8.502cm" style:type="center"/>
          <style:tab-stop style:position="17.002cm" style:type="right"/>
        </style:tab-stops>
      </style:paragraph-properties>
    </style:style>
    <style:style style:name="P10" style:family="paragraph" style:parent-style-name="Header">
      <style:paragraph-properties>
        <style:tab-stops>
          <style:tab-stop style:position="5.001cm"/>
          <style:tab-stop style:position="17.002cm" style:type="right"/>
        </style:tab-stops>
      </style:paragraph-properties>
    </style:style>
    <style:style style:name="P11" style:family="paragraph" style:parent-style-name="Standard" style:list-style-name="">
      <style:paragraph-properties fo:margin-top="0cm" fo:margin-bottom="0cm" style:contextual-spacing="false" fo:line-height="100%">
        <style:tab-stops>
          <style:tab-stop style:position="1.949cm"/>
        </style:tab-stops>
      </style:paragraph-properties>
    </style:style>
    <style:style style:name="P12" style:family="paragraph" style:parent-style-name="Standard" style:list-style-name="">
      <style:paragraph-properties fo:margin-top="0cm" fo:margin-bottom="0cm" style:contextual-spacing="false" fo:line-height="100%"/>
    </style:style>
    <style:style style:name="P13" style:family="paragraph" style:parent-style-name="Standard" style:list-style-name="">
      <style:paragraph-properties fo:margin-top="0cm" fo:margin-bottom="0cm" style:contextual-spacing="false" fo:line-height="100%">
        <style:tab-stops>
          <style:tab-stop style:position="1.949cm"/>
        </style:tab-stops>
      </style:paragraph-properties>
      <style:text-properties style:font-name="Calibri" fo:font-size="12pt" fo:font-weight="bold" style:font-size-asian="12pt" style:font-weight-asian="bold" style:font-size-complex="12pt"/>
    </style:style>
    <style:style style:name="P14" style:family="paragraph" style:parent-style-name="Standard" style:list-style-name="">
      <style:paragraph-properties fo:margin-top="0cm" fo:margin-bottom="0cm" style:contextual-spacing="false" fo:line-height="100%"/>
      <style:text-properties style:font-name="Calibri" fo:font-size="12pt" fo:font-weight="bold" style:font-size-asian="12pt" style:font-weight-asian="bold" style:font-size-complex="12pt"/>
    </style:style>
    <style:style style:name="P15" style:family="paragraph" style:parent-style-name="Standard" style:list-style-name="" style:master-page-name="First_20_Page">
      <style:paragraph-properties fo:margin-top="0cm" fo:margin-bottom="0cm" style:contextual-spacing="false" fo:line-height="100%" style:page-number="auto"/>
      <style:text-properties style:font-name="Arial" style:font-name-complex="Arial2"/>
    </style:style>
    <style:style style:name="P16" style:family="paragraph" style:parent-style-name="Standard">
      <style:paragraph-properties fo:margin-left="0cm" fo:margin-right="0.199cm" fo:margin-top="0cm" fo:margin-bottom="0cm" style:contextual-spacing="false" fo:text-indent="0cm" style:auto-text-indent="false"/>
      <style:text-properties style:font-name="Arial" fo:font-weight="normal" officeooo:rsid="0002a15b" officeooo:paragraph-rsid="0002a15b" style:font-weight-asian="normal" style:font-name-complex="Arial2" style:font-weight-complex="normal"/>
    </style:style>
    <style:style style:name="P17" style:family="paragraph" style:parent-style-name="Standard">
      <style:paragraph-properties fo:margin-left="0cm" fo:margin-right="0.199cm" fo:margin-top="0cm" fo:margin-bottom="0cm" style:contextual-spacing="false" fo:text-indent="0cm" style:auto-text-indent="false"/>
    </style:style>
    <style:style style:name="P18" style:family="paragraph" style:parent-style-name="Standard">
      <style:paragraph-properties fo:margin-left="0cm" fo:margin-right="0.199cm" fo:margin-top="0cm" fo:margin-bottom="0cm" style:contextual-spacing="false" fo:text-indent="0cm" style:auto-text-indent="false"/>
      <style:text-properties fo:color="#666666" loext:opacity="100%" style:font-name="Arial" fo:font-weight="normal" officeooo:rsid="0002a15b" officeooo:paragraph-rsid="0002a15b" style:font-weight-asian="normal" style:font-name-complex="Arial2" style:font-weight-complex="normal"/>
    </style:style>
    <style:style style:name="P19" style:family="paragraph" style:parent-style-name="Standard">
      <style:paragraph-properties fo:margin-left="0cm" fo:margin-right="0.199cm" fo:margin-top="0cm" fo:margin-bottom="0cm" style:contextual-spacing="false" fo:text-indent="0cm" style:auto-text-indent="false"/>
      <style:text-properties fo:color="#666666" loext:opacity="100%" style:font-name="Arial" fo:font-weight="normal" officeooo:rsid="000412f3" officeooo:paragraph-rsid="000412f3" style:font-weight-asian="normal" style:font-name-complex="Arial2" style:font-weight-complex="normal"/>
    </style:style>
    <style:style style:name="P20" style:family="paragraph" style:parent-style-name="Standard">
      <style:paragraph-properties fo:margin-left="0cm" fo:margin-right="0.199cm" fo:margin-top="0cm" fo:margin-bottom="0cm" style:contextual-spacing="false" fo:text-indent="0cm" style:auto-text-indent="false"/>
      <style:text-properties fo:color="#666666" loext:opacity="100%" fo:font-weight="normal" officeooo:rsid="000412f3" officeooo:paragraph-rsid="000412f3" style:font-weight-asian="normal" style:font-weight-complex="normal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fo:font-weight="bold" style:font-size-asian="12pt" style:font-weight-asian="bold" style:font-size-complex="12pt"/>
    </style:style>
    <style:style style:name="T3" style:family="text">
      <style:text-properties style:font-name="Calibri" fo:font-size="12pt" style:font-size-asian="12pt" style:font-size-complex="12pt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fo:font-weight="bold" style:font-weight-asian="bold" style:font-name-complex="Arial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18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342cm" fo:margin-right="0.37cm" fo:margin-top="99.422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2.642cm" fo:min-width="7.537cm" fo:padding-top="0.254cm" fo:padding-bottom="0.254cm" fo:padding-left="0.254cm" fo:padding-right="0.254cm" fo:wrap-option="wrap" fo:margin-left="0.318cm" fo:margin-right="0.316cm" fo:margin-top="0cm" fo:margin-bottom="0.002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8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032cm" fo:margin-right="0.016cm" fo:margin-top="0.037cm" fo:margin-bottom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/>
      <text:p text:style-name="P7"><text:span text:style-name="T5">Aufgabe:</text:span><text:span text:style-name="T5"/></text:p>
      <text:p text:style-name="P5"/>
      <text:p text:style-name="P7"><text:span text:style-name="T4">Entschlüsseln Sie die nachfolgenden Texte und erklären Sie die Verfahren:</text:span><text:span text:style-name="T4"/></text:p>
      <text:p text:style-name="P5"/>
      <text:p text:style-name="P7"><text:span text:style-name="T5">Ojyey ljmy jx qtx!</text:span><text:span text:style-name="T5"/></text:p>
      <text:p text:style-name="P16">Jetzt geht es los!</text:p>
      <text:p text:style-name="P18">Verschiebung um x zeichen des alphabets, hier 5 nach rechts</text:p>
      <text:p text:style-name="P5"/>
      <text:p text:style-name="P7"><text:span text:style-name="T5">CL SC RB IM FD RN KQ TF HQ MZ</text:span><text:span text:style-name="T5"/></text:p>
      <text:p text:style-name="P16">Nur noch ein Schuljahr</text:p>
      <text:p text:style-name="P19">Text in 2er Segmente (Biagramme) aufteilen</text:p>
      <text:p text:style-name="P19">J durch I ersetzen (bei 5x5 Matrix notwendig)</text:p>
      <text:p text:style-name="P19">Bei zwei gleiche Zeichen in einem Biagramm wird das zweite durch x (meistens) ersetzt</text:p>
      <text:p text:style-name="P19">Alleinstehende Buchstaben werden mit einem Zeichen (meist X) zum Biagramm ergänzt</text:p>
      <text:p text:style-name="P19">Der Schlüssel wird in die Matrix eingetragen (kein zeichen doppelt, zeilenweise), der Rest wird in Alphabetischer Rheienfolge mit dem Alphabet gefüllt</text:p>
      <text:p text:style-name="P19">Aus den Biagrammen wird in der Matrix wie mit 2 Eckpunkten ein Rechteck gebildet und deren 2 andere Eckpunkte in derselben Folge ausgelesen</text:p>
      <text:p text:style-name="P19">Sind beide Zeichen in einer Reihe oder Spalte wird nach Rechts bzw. unten weiter gemacht</text:p>
      <text:p text:style-name="P19">(Die Matrix wiederhohlt sich in alle Richtungen unendlich)</text:p>
      <text:p text:style-name="P16"><text:s/></text:p>
      <text:p text:style-name="P6"/>
      <text:p text:style-name="P7"><text:span text:style-name="T5">GFADF DFXGA FFADF AVAFA GAXFV AVDGG DXDXF AADVG</text:span><text:span text:style-name="T5"/></text:p>
      <text:p text:style-name="P16"><text:bookmark text:name="_GoBack"/>Aller Anfang ist schwer</text:p>
      <text:p text:style-name="P20">Erstellen der Matrix wie bei Playfair aber auffüllung mit Alphabet oft in umgedrehter Rheienfolge</text:p>
      <text:p text:style-name="P20">Spalten und Zeilen werden mit ADFGX, bei 6x6 Matrix mit ADFGVX benannt</text:p>
      <text:p text:style-name="P20">Jeder Buchstabe wird mit Zeilen und Spaltennamen übersetzt, es bilden sich Biagramme</text:p>
      <text:p text:style-name="P20">Das war die Substitution, es folgt nun, die Transposition:</text:p>
      <text:p text:style-name="P20">Es wird eine Tabelle erstellt, die erste Zeile ist das zweite Schlüsselwort, die Zweite sind die Stellen des Buchstabens im Alphabet (b=2, usw)</text:p>
      <text:p text:style-name="P20">Code Spalte für Spalte sulesen, Rheinfolge sind die Zahlen in der zweiten Spalte</text:p>
      <text:p text:style-name="P6"/>
      <text:p text:style-name="P6"/>
      <text:p text:style-name="P8"><text:span text:style-name="T4">Hilfestellung: <text:line-break/>Der Playfairschlüssel lautet Sommersonnenbrand<text:line-break/><text:line-break/></text:span><text:span text:style-name="T4"/></text:p>
      <text:p text:style-name="P8"><text:span text:style-name="T4">Bei der ADFGVX Verschlüsselung lautet das Substitutionspasswort Sommersonnenbrand2017 und das Transpositionspasswort ITB.</text:span><text:span text:style-name="T4"/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Segoe UI" style:font-size-asian="11pt" style:language-asian="de" style:country-asian="DE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Segoe UI" style:font-size-asian="11pt" style:language-asian="de" style:country-asian="DE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körper_20_Zchn" style:class="text">
      <style:paragraph-properties fo:margin-left="0cm" fo:margin-right="0.199cm" fo:margin-top="0cm" fo:margin-bottom="0cm" style:contextual-spacing="false" fo:line-height="100%" fo:text-indent="0cm" style:auto-text-indent="false">
        <style:tab-stops>
          <style:tab-stop style:position="4.501cm"/>
          <style:tab-stop style:position="6.752cm"/>
        </style:tab-stops>
      </style:paragraph-properties>
      <style:text-properties style:font-name="Arial" fo:font-family="Arial" style:font-family-generic="roman" style:font-pitch="variable" fo:language="fr" fo:country="F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Footer" style:family="paragraph" style:parent-style-name="Standard" loext:linked-style-name="Fußzeile_20_Zchn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Balloon_20_Text" style:display-name="Balloon Text" style:family="paragraph" style:parent-style-name="Standard" loext:linked-style-name="Sprechblasentext_20_Zchn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itle" style:family="paragraph" style:parent-style-name="Standard" style:next-style-name="Standard" loext:linked-style-name="Titel_20_Zchn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Segoe UI" style:font-family-asian="'Segoe UI'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Untertitel_20_Zchn" style:class="chapter">
      <style:text-properties fo:color="#4f81bd" loext:opacity="100%" style:font-name="Cambria" fo:font-family="Cambria" style:font-family-generic="roman" style:font-pitch="variable" fo:font-size="12pt" fo:letter-spacing="0.026cm" fo:font-style="italic" style:font-name-asian="Segoe UI" style:font-family-asian="'Segoe UI'" style:font-family-generic-asian="system" style:font-pitch-asian="variable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Quote" style:family="paragraph" style:parent-style-name="Standard" style:next-style-name="Standard" loext:linked-style-name="Zitat_20_Zchn">
      <style:text-properties fo:color="#00000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font-size="12pt" style:font-size-asian="12pt" style:font-size-complex="12pt"/>
    </style:style>
    <style:style style:name="Fußzeile_20_Zchn" style:display-name="Fußzeile Zchn" style:family="text" style:parent-style-name="Default_20_Paragraph_20_Font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Sprechblasentext_20_Zchn" style:display-name="Sprechblasentext Zchn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Überschrift_20_1_20_Zchn" style:display-name="Überschrift 1 Zchn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Überschrift_20_4_20_Zchn" style:display-name="Überschrift 4 Zchn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Überschrift_20_5_20_Zchn" style:display-name="Überschrift 5 Zchn" style:family="text" style:parent-style-name="Default_20_Paragraph_20_Font">
      <style:text-properties fo:color="#243f60" loext:opacity="100%"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color="#243f60" loext:opacity="100%" style:font-name="Cambria" fo:font-family="Cambria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Überschrift_20_8_20_Zchn" style:display-name="Überschrift 8 Zchn" style:family="text" style:parent-style-name="Default_20_Paragraph_20_Font">
      <style:text-properties fo:color="#4f81bd" loext:opacity="100%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Überschrift_20_9_20_Zchn" style:display-name="Überschrift 9 Zchn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itel_20_Zchn" style:display-name="Titel Zchn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Segoe UI" style:font-family-asian="'Segoe UI'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Untertitel_20_Zchn" style:display-name="Untertitel Zchn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font-style="italic" style:font-name-asian="Segoe UI" style:font-family-asian="'Segoe UI'" style:font-family-generic-asian="system" style:font-pitch-asian="variable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Zitat_20_Zchn" style:display-name="Zitat Zchn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Textkörper_20_Zchn" style:display-name="Textkörper Zchn" style:family="text" style:parent-style-name="Default_20_Paragraph_20_Font">
      <style:text-properties style:font-name="Arial" fo:font-family="Arial" style:font-family-generic="roman" style:font-pitch="variable" fo:language="fr" fo:country="FR" style:font-name-asian="Times New Roman1" style:font-family-asian="'Times New Roman'" style:font-family-generic-asian="system" style:font-pitch-asian="variable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001cm"/>
          <style:tab-stop style:position="17.002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margin-top="0cm" fo:margin-bottom="0cm" style:contextual-spacing="false" fo:line-height="100%">
        <style:tab-stops>
          <style:tab-stop style:position="7.594cm"/>
          <style:tab-stop style:position="8.502cm" style:type="center"/>
          <style:tab-stop style:position="16.002cm" style:type="right"/>
        </style:tab-stops>
      </style:paragraph-properties>
      <style:text-properties style:font-name="Calibri" fo:font-size="10pt" style:font-size-asian="10pt" style:font-size-complex="10pt"/>
    </style:style>
    <style:style style:name="MP4" style:family="paragraph" style:parent-style-name="Footer">
      <style:paragraph-properties fo:margin-top="0cm" fo:margin-bottom="0cm" style:contextual-spacing="false" fo:line-height="100%">
        <style:tab-stops>
          <style:tab-stop style:position="7.594cm"/>
          <style:tab-stop style:position="8.502cm" style:type="center"/>
          <style:tab-stop style:position="17.002cm" style:type="right"/>
        </style:tab-stops>
      </style:paragraph-properties>
    </style:style>
    <style:style style:name="MP5" style:family="paragraph" style:parent-style-name="Footer">
      <style:paragraph-properties fo:margin-top="0cm" fo:margin-bottom="0cm" style:contextual-spacing="false" fo:line-height="100%">
        <style:tab-stops>
          <style:tab-stop style:position="7.251cm"/>
          <style:tab-stop style:position="8.502cm" style:type="center"/>
          <style:tab-stop style:position="16.002cm" style:type="right"/>
        </style:tab-stops>
      </style:paragraph-properties>
      <style:text-properties style:font-name="Calibri" fo:font-size="10pt" style:font-size-asian="10pt" style:font-size-complex="10pt"/>
    </style:style>
    <style:style style:name="MP6" style:family="paragraph" style:parent-style-name="Standard" style:list-style-name="">
      <style:paragraph-properties fo:margin-top="0cm" fo:margin-bottom="0cm" style:contextual-spacing="false" fo:line-height="100%">
        <style:tab-stops>
          <style:tab-stop style:position="1.949cm"/>
        </style:tab-stops>
      </style:paragraph-properties>
    </style:style>
    <style:style style:name="MP7" style:family="paragraph" style:parent-style-name="Standard" style:list-style-name="">
      <style:paragraph-properties fo:margin-top="0cm" fo:margin-bottom="0cm" style:contextual-spacing="false" fo:line-height="100%">
        <style:tab-stops>
          <style:tab-stop style:position="1.949cm"/>
        </style:tab-stops>
      </style:paragraph-properties>
      <style:text-properties style:font-name="Calibri" fo:font-size="12pt" fo:font-weight="bold" style:font-size-asian="12pt" style:font-weight-asian="bold" style:font-size-complex="12pt"/>
    </style:style>
    <style:style style:name="MP8" style:family="paragraph" style:parent-style-name="Standard" style:list-style-name="">
      <style:paragraph-properties fo:margin-top="0cm" fo:margin-bottom="0cm" style:contextual-spacing="false" fo:line-height="100%"/>
    </style:style>
    <style:style style:name="MP9" style:family="paragraph" style:parent-style-name="Standard" style:list-style-name="">
      <style:paragraph-properties fo:margin-top="0cm" fo:margin-bottom="0cm" style:contextual-spacing="false" fo:line-height="100%"/>
      <style:text-properties style:font-name="Calibri" fo:font-size="12pt" fo:font-weight="bold" style:font-size-asian="12pt" style:font-weight-asian="bold" style:font-size-complex="12pt"/>
    </style:style>
    <style:style style:name="MP10" style:family="paragraph" style:parent-style-name="Footer">
      <style:paragraph-properties fo:margin-top="0cm" fo:margin-bottom="0cm" style:contextual-spacing="false" fo:line-height="100%" fo:text-align="end" style:justify-single-word="false">
        <style:tab-stops>
          <style:tab-stop style:position="17.002cm" style:type="right"/>
        </style:tab-stops>
      </style:paragraph-properties>
    </style:style>
    <style:style style:name="MP11" style:family="paragraph" style:parent-style-name="Footer">
      <style:paragraph-properties fo:margin-top="0cm" fo:margin-bottom="0cm" style:contextual-spacing="false" fo:line-height="100%" fo:text-align="end" style:justify-single-word="false">
        <style:tab-stops>
          <style:tab-stop style:position="17.002cm" style:type="right"/>
        </style:tab-stops>
      </style:paragraph-properties>
      <style:text-properties style:font-name="Calibri"/>
    </style:style>
    <style:style style:name="MT1" style:family="text">
      <style:text-properties style:font-name="Calibri"/>
    </style:style>
    <style:style style:name="MT2" style:family="text">
      <style:text-properties style:font-name="Calibri" fo:font-size="12pt" fo:font-weight="bold" style:font-size-asian="12pt" style:font-weight-asian="bold" style:font-size-complex="12pt"/>
    </style:style>
    <style:style style:name="MT3" style:family="text">
      <style:text-properties style:font-name="Calibri" fo:font-size="12pt" style:font-size-asian="12pt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solid" svg:stroke-width="0.018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342cm" fo:margin-right="0.37cm" fo:margin-top="99.422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2.642cm" fo:min-width="7.537cm" fo:padding-top="0.254cm" fo:padding-bottom="0.254cm" fo:padding-left="0.254cm" fo:padding-right="0.254cm" fo:wrap-option="wrap" fo:margin-left="0.318cm" fo:margin-right="0.316cm" fo:margin-top="0cm" fo:margin-bottom="0.002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18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032cm" fo:margin-right="0.016cm" fo:margin-top="0.037cm" fo:margin-bottom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99cm" fo:margin-bottom="0.161cm" fo:margin-left="2.501cm" fo:margin-right="1.49cm" style:writing-mode="lr-tb" style:layout-grid-color="#c0c0c0" style:layout-grid-lines="27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84cm" fo:margin-left="0cm" fo:margin-right="0cm" fo:margin-top="0.73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char" draw:z-index="3" draw:name="Line 3" draw:style-name="Mgr1" draw:text-style-name="MP2" svg:x1="-1.259cm" svg:y1="0.54cm" svg:x2="17.632cm" svg:y2="0.541cm"><text:p/></draw:line><text:span text:style-name="MT1">ITA 03<text:tab/>Fach: Datenbanken<text:tab/>Thema: Entwicklung der drei Normalformen</text:span><text:span text:style-name="MT1"/></text:p>
      </style:header>
      <style:footer>
        <text:p text:style-name="MP3"><draw:line text:anchor-type="char" draw:z-index="0" draw:name="Line 1" draw:style-name="Mgr1" draw:text-style-name="MP2" svg:x1="-1.295cm" svg:y1="0.148cm" svg:x2="17.596cm" svg:y2="0.149cm"><text:p/></draw:line></text:p>
        <text:p text:style-name="MP4"><text:span text:style-name="MT1"><text:file-name text:display="name-and-extension">Playfair, Cäsar und ADFGVX Aufgabe halbfertig.odt</text:file-name></text:span><text:span text:style-name="MT1"><text:tab/>Seite <text:s/></text:span><text:span text:style-name="MT1"><text:page-number text:select-page="current">0</text:page-number></text:span><text:span text:style-name="MT1"><text:s text:c="2"/>von </text:span><text:span text:style-name="MT1"><text:page-count>1</text:page-count></text:span><text:span text:style-name="MT1"><text:tab/></text:span><text:span text:style-name="MT1"><text:author-name text:fixed="true">Niemarkt, Klaus</text:author-name></text:span><text:span text:style-name="MT1"/></text:p>
        <text:p text:style-name="MP5"/>
      </style:footer>
    </style:master-page>
    <style:master-page style:name="First_20_Page" style:display-name="First Page" style:page-layout-name="Mpm1" draw:style-name="Mdp1" style:next-style-name="Standard">
      <style:header>
        <text:h text:style-name="MP6" text:outline-level="1"><draw:custom-shape text:anchor-type="char" draw:z-index="2" draw:name="Text Box 5" draw:style-name="Mgr2" draw:text-style-name="MP2" svg:width="8.044cm" svg:height="3.149cm" svg:x="9.775cm" svg:y="-0.263cm"><text:p text:style-name="Frame_20_contents"><draw:frame draw:style-name="Mfr1" draw:name="Bild 7" text:anchor-type="as-char" svg:width="7.5cm" svg:height="2.743cm" draw:z-index="5"><draw:image xlink:href="Pictures/100000000000049D000001AE4A657F8E14A39F03.jpg" xlink:type="simple" xlink:show="embed" xlink:actuate="onLoad" draw:mime-type="image/jpeg"/><svg:desc>Logo_BKH_rgb_max.jpg</svg:desc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2">Fach: BSN / ITN</text:span><text:span text:style-name="MT2"/></text:h>
        <text:h text:style-name="MP7" text:outline-level="1"/>
        <text:h text:style-name="MP8" text:outline-level="1"><text:span text:style-name="MT2">Thema: Caesar, Playfair und ADFGVX</text:span><text:span text:style-name="MT2"/></text:h>
        <text:h text:style-name="MP9" text:outline-level="1"/>
        <text:h text:style-name="MP8" text:outline-level="1"><draw:line text:anchor-type="char" draw:z-index="1" draw:name="Line 4" draw:style-name="Mgr3" draw:text-style-name="MP2" svg:x1="0.005cm" svg:y1="0.487cm" svg:x2="17.631cm" svg:y2="0.488cm"><text:p/></draw:line><text:span text:style-name="MT3">Datum:</text:span><text:span text:style-name="MT3"/></text:h>
      </style:header>
      <style:footer>
        <text:p text:style-name="MP10"><text:span text:style-name="MT1"><text:tab/>Seite </text:span><text:span text:style-name="MT1"><text:page-number text:select-page="current">1</text:page-number></text:span><text:span text:style-name="MT1"><text:s/>von </text:span><text:span text:style-name="MT1"><text:page-count>1</text:page-count></text:span></text:p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. Langhanki</meta:initial-creator>
    <meta:editing-cycles>7</meta:editing-cycles>
    <meta:print-date>2017-09-04T07:52:00</meta:print-date>
    <meta:creation-date>2017-09-04T07:52:00</meta:creation-date>
    <dc:date>2023-08-14T22:55:22.163000000</dc:date>
    <meta:editing-duration>PT4H48M4S</meta:editing-duration>
    <meta:generator>LibreOffice/7.5.2.2$Windows_X86_64 LibreOffice_project/53bb9681a964705cf672590721dbc85eb4d0c3a2</meta:generator>
    <meta:document-statistic meta:table-count="0" meta:image-count="1" meta:object-count="0" meta:page-count="1" meta:paragraph-count="33" meta:word-count="296" meta:character-count="1918" meta:non-whitespace-character-count="1646"/>
    <meta:user-defined meta:name="AppVersion">15.0000</meta:user-defined>
    <meta:user-defined meta:name="Company">Kreisverwaltung Mettmann</meta:user-defined>
    <meta:user-defined meta:name="ContentTypeId">0x01010094CA0A42513EF64D983295D22811B353</meta:user-defined>
    <meta:template xlink:type="simple" xlink:actuate="onRequest" xlink:title="Normal.dotm" xlink:href=""/>
  </office:meta>
</office:document-meta>
</file>